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1295e1"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4" style:family="paragraph" style:parent-style-name="Heading">
      <style:paragraph-properties fo:text-align="center" style:justify-single-word="false"/>
      <style:text-properties fo:font-size="80pt" fo:font-weight="bold" officeooo:rsid="001295e1" officeooo:paragraph-rsid="001295e1" style:font-size-asian="80pt" style:font-weight-asian="bold" style:font-size-complex="80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officeooo:rsid="0012bd37" officeooo:paragraph-rsid="0012bd37"/>
    </style:style>
    <style:style style:name="P7" style:family="paragraph" style:parent-style-name="Text_20_body">
      <style:text-properties officeooo:rsid="0014f08d" officeooo:paragraph-rsid="0014f08d"/>
    </style:style>
    <style:style style:name="P8" style:family="paragraph" style:parent-style-name="Text_20_body">
      <style:text-properties style:font-name="Tlwg Typist" fo:font-size="14pt" officeooo:rsid="0019b936" officeooo:paragraph-rsid="0019b936" style:font-size-asian="12.25pt" style:font-size-complex="14pt"/>
    </style:style>
    <style:style style:name="P9" style:family="paragraph" style:parent-style-name="Text_20_body">
      <style:text-properties style:font-name="Tlwg Typist" fo:font-size="14pt" officeooo:paragraph-rsid="001944fd" style:font-size-asian="14pt" style:font-size-complex="14pt"/>
    </style:style>
    <style:style style:name="P10" style:family="paragraph" style:parent-style-name="Text_20_body">
      <style:text-properties style:font-name="Tlwg Typist" fo:font-size="14pt" officeooo:paragraph-rsid="00222b08" style:font-size-asian="14pt" style:font-size-complex="14pt"/>
    </style:style>
    <style:style style:name="P11" style:family="paragraph" style:parent-style-name="Text_20_body">
      <style:text-properties style:font-name="Tlwg Typist" officeooo:paragraph-rsid="002eafb5"/>
    </style:style>
    <style:style style:name="P12" style:family="paragraph" style:parent-style-name="Text_20_body">
      <style:text-properties officeooo:paragraph-rsid="00181813"/>
    </style:style>
    <style:style style:name="P13" style:family="paragraph" style:parent-style-name="Text_20_body">
      <style:text-properties officeooo:paragraph-rsid="0019b936"/>
    </style:style>
    <style:style style:name="P14" style:family="paragraph" style:parent-style-name="Text_20_body">
      <style:text-properties fo:font-size="14pt" officeooo:rsid="0019b936" officeooo:paragraph-rsid="0019b936" style:font-size-asian="12.25pt" style:font-size-complex="14pt"/>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fo:font-size="14pt" officeooo:rsid="001944fd" officeooo:paragraph-rsid="001944fd" style:font-size-asian="14pt" style:font-size-complex="14pt"/>
    </style:style>
    <style:style style:name="P17" style:family="paragraph" style:parent-style-name="Text_20_body">
      <style:text-properties fo:font-size="14pt" officeooo:rsid="001944fd" officeooo:paragraph-rsid="001c499b" style:font-size-asian="14pt" style:font-size-complex="14pt"/>
    </style:style>
    <style:style style:name="P18" style:family="paragraph" style:parent-style-name="Text_20_body">
      <style:text-properties fo:font-size="14pt" officeooo:rsid="0027a8f0" officeooo:paragraph-rsid="0027a8f0" style:font-size-asian="14pt" style:font-size-complex="14pt"/>
    </style:style>
    <style:style style:name="P19" style:family="paragraph" style:parent-style-name="Text_20_body">
      <style:text-properties fo:font-size="14pt" officeooo:rsid="002c0cc2" officeooo:paragraph-rsid="002c0cc2" style:font-size-asian="14pt" style:font-size-complex="14pt"/>
    </style:style>
    <style:style style:name="P20" style:family="paragraph" style:parent-style-name="Text_20_body">
      <style:text-properties fo:font-size="14pt" officeooo:rsid="00242027" officeooo:paragraph-rsid="00242027" style:font-size-asian="14pt" style:font-size-complex="14pt"/>
    </style:style>
    <style:style style:name="P21" style:family="paragraph" style:parent-style-name="Text_20_body">
      <style:text-properties fo:font-size="14pt" officeooo:rsid="0033ae1e" officeooo:paragraph-rsid="0033ae1e" style:font-size-asian="14pt" style:font-size-complex="14pt"/>
    </style:style>
    <style:style style:name="P22" style:family="paragraph" style:parent-style-name="Text_20_body">
      <style:text-properties fo:font-size="14pt" officeooo:rsid="0033ae1e" officeooo:paragraph-rsid="003422eb" style:font-size-asian="14pt" style:font-size-complex="14pt"/>
    </style:style>
    <style:style style:name="P23" style:family="paragraph" style:parent-style-name="Text_20_body">
      <style:text-properties fo:font-size="14pt" officeooo:rsid="0033ae1e" officeooo:paragraph-rsid="003653d8" style:font-size-asian="14pt" style:font-size-complex="14pt"/>
    </style:style>
    <style:style style:name="P24" style:family="paragraph" style:parent-style-name="Text_20_body">
      <style:text-properties fo:font-size="14pt" officeooo:paragraph-rsid="00181813" style:font-size-asian="14pt" style:font-size-complex="14pt"/>
    </style:style>
    <style:style style:name="P25" style:family="paragraph" style:parent-style-name="Text_20_body">
      <style:text-properties fo:font-size="14pt" officeooo:rsid="0019b936" officeooo:paragraph-rsid="0019b936" style:font-size-asian="14pt" style:font-size-complex="14pt"/>
    </style:style>
    <style:style style:name="P26" style:family="paragraph" style:parent-style-name="Text_20_body">
      <style:text-properties fo:font-size="14pt" officeooo:rsid="00448abc" officeooo:paragraph-rsid="00448abc" style:font-size-asian="14pt" style:font-size-complex="14pt"/>
    </style:style>
    <style:style style:name="P27" style:family="paragraph" style:parent-style-name="Text_20_body">
      <style:text-properties fo:font-size="14pt" officeooo:rsid="00456556" officeooo:paragraph-rsid="00456556" style:font-size-asian="14pt" style:font-size-complex="14pt"/>
    </style:style>
    <style:style style:name="P28" style:family="paragraph" style:parent-style-name="Text_20_body">
      <style:text-properties fo:font-size="14pt" officeooo:paragraph-rsid="00222b08" style:font-size-asian="14pt" style:font-size-complex="14pt"/>
    </style:style>
    <style:style style:name="P29" style:family="paragraph" style:parent-style-name="Text_20_body">
      <style:text-properties fo:font-size="14pt" officeooo:rsid="00222b08" officeooo:paragraph-rsid="00222b08" style:font-size-asian="14pt" style:font-size-complex="14pt"/>
    </style:style>
    <style:style style:name="P30" style:family="paragraph" style:parent-style-name="Text_20_body">
      <style:text-properties fo:font-size="14pt" officeooo:paragraph-rsid="00242027" style:font-size-asian="14pt" style:font-size-complex="14pt"/>
    </style:style>
    <style:style style:name="P31" style:family="paragraph" style:parent-style-name="Text_20_body">
      <style:text-properties fo:font-size="14pt" officeooo:paragraph-rsid="0026fe91" style:font-size-asian="14pt" style:font-size-complex="14pt"/>
    </style:style>
    <style:style style:name="P32" style:family="paragraph" style:parent-style-name="Text_20_body">
      <style:text-properties fo:font-size="14pt" officeooo:rsid="003fd900" officeooo:paragraph-rsid="003fd900" style:font-size-asian="14pt" style:font-size-complex="14pt"/>
    </style:style>
    <style:style style:name="P33" style:family="paragraph" style:parent-style-name="Text_20_body">
      <style:text-properties style:font-name="Times New Roman" fo:font-size="14pt" officeooo:rsid="00222b08" officeooo:paragraph-rsid="00222b08" style:font-size-asian="14pt" style:font-size-complex="14pt"/>
    </style:style>
    <style:style style:name="P34" style:family="paragraph" style:parent-style-name="Text_20_body">
      <style:text-properties style:font-name="Times New Roman" fo:font-size="14pt" officeooo:rsid="0019b936" style:font-size-asian="14pt" style:font-size-complex="14pt"/>
    </style:style>
    <style:style style:name="P35" style:family="paragraph" style:parent-style-name="Text_20_body">
      <style:text-properties style:font-name="Times New Roman" fo:font-size="14pt" officeooo:rsid="0019b936" officeooo:paragraph-rsid="0019b936" style:font-size-asian="14pt" style:font-size-complex="14pt"/>
    </style:style>
    <style:style style:name="P36" style:family="paragraph" style:parent-style-name="Text_20_body">
      <style:text-properties style:font-name="Times New Roman" fo:font-size="14pt" officeooo:rsid="001cd3d0" officeooo:paragraph-rsid="001cd3d0" style:font-size-asian="14pt" style:font-size-complex="14pt"/>
    </style:style>
    <style:style style:name="P37" style:family="paragraph" style:parent-style-name="Text_20_body">
      <style:text-properties style:font-name="Times New Roman" fo:font-size="14pt" officeooo:rsid="0014f08d" officeooo:paragraph-rsid="0014f08d" style:font-size-asian="14pt" style:font-size-complex="14pt"/>
    </style:style>
    <style:style style:name="P38" style:family="paragraph" style:parent-style-name="Text_20_body">
      <style:text-properties officeooo:paragraph-rsid="00213c01"/>
    </style:style>
    <style:style style:name="P39" style:family="paragraph" style:parent-style-name="Text_20_body">
      <style:text-properties fo:color="#000000" style:font-name="Tlwg Typist" fo:font-size="14pt" officeooo:rsid="0019b936" officeooo:paragraph-rsid="0019b936" style:font-size-asian="14pt" style:font-size-complex="14pt"/>
    </style:style>
    <style:style style:name="P40" style:family="paragraph" style:parent-style-name="Text_20_body">
      <style:text-properties fo:color="#000000" style:font-name="Tlwg Typist" fo:font-size="14pt" officeooo:rsid="003d58a7" officeooo:paragraph-rsid="003d58a7" style:font-size-asian="14pt" style:font-size-complex="14pt"/>
    </style:style>
    <style:style style:name="P41" style:family="paragraph" style:parent-style-name="Text_20_body">
      <style:text-properties fo:color="#000000" style:font-name="Times New Roman" fo:font-size="14pt" officeooo:rsid="0019b936" officeooo:paragraph-rsid="0019b936" style:font-size-asian="14pt" style:font-size-complex="14pt"/>
    </style:style>
    <style:style style:name="P42" style:family="paragraph" style:parent-style-name="Text_20_body">
      <style:text-properties fo:color="#000000" style:font-name="Times New Roman" fo:font-size="14pt" officeooo:rsid="001a5150" officeooo:paragraph-rsid="001a5150" style:font-size-asian="14pt" style:font-size-complex="14pt"/>
    </style:style>
    <style:style style:name="P43" style:family="paragraph" style:parent-style-name="Text_20_body">
      <style:text-properties fo:color="#000000" style:font-name="Times New Roman" fo:font-size="14pt" officeooo:rsid="00222b08" officeooo:paragraph-rsid="00222b08" style:font-size-asian="14pt" style:font-size-complex="14pt"/>
    </style:style>
    <style:style style:name="P44" style:family="paragraph" style:parent-style-name="Text_20_body">
      <style:text-properties fo:color="#000000" style:font-name="Times New Roman" fo:font-size="14pt" officeooo:rsid="0023eb6a" officeooo:paragraph-rsid="0023eb6a" style:font-size-asian="14pt" style:font-size-complex="14pt"/>
    </style:style>
    <style:style style:name="P45" style:family="paragraph" style:parent-style-name="Text_20_body">
      <style:text-properties fo:color="#000000" style:font-name="Times New Roman" fo:font-size="14pt" officeooo:rsid="002544da" officeooo:paragraph-rsid="002544da" style:font-size-asian="14pt" style:font-size-complex="14pt"/>
    </style:style>
    <style:style style:name="P46" style:family="paragraph" style:parent-style-name="Text_20_body">
      <style:text-properties fo:color="#000000" style:font-name="Times New Roman" fo:font-size="14pt" officeooo:rsid="00456750" officeooo:paragraph-rsid="00456750" style:font-size-asian="14pt" style:font-size-complex="14pt"/>
    </style:style>
    <style:style style:name="P47" style:family="paragraph" style:parent-style-name="Text_20_body">
      <style:text-properties fo:color="#000000" style:font-name="Times New Roman" fo:font-size="14pt" officeooo:rsid="002eafb5" officeooo:paragraph-rsid="002eafb5" style:font-size-asian="14pt" style:font-size-complex="14pt"/>
    </style:style>
    <style:style style:name="P48" style:family="paragraph" style:parent-style-name="Text_20_body">
      <style:text-properties fo:color="#000000" style:font-name="Times New Roman" fo:font-size="14pt" officeooo:rsid="0035d8f7" officeooo:paragraph-rsid="0035d8f7" style:font-size-asian="14pt" style:font-size-complex="14pt"/>
    </style:style>
    <style:style style:name="P49" style:family="paragraph" style:parent-style-name="Text_20_body">
      <style:text-properties fo:color="#000000" style:font-name="Times New Roman" fo:font-size="14pt" officeooo:rsid="00367373" officeooo:paragraph-rsid="00367373" style:font-size-asian="14pt" style:font-size-complex="14pt"/>
    </style:style>
    <style:style style:name="P50" style:family="paragraph" style:parent-style-name="Text_20_body">
      <style:text-properties fo:color="#000000" style:font-name="Times New Roman" fo:font-size="14pt" officeooo:rsid="003bafb5" officeooo:paragraph-rsid="003bafb5" style:font-size-asian="14pt" style:font-size-complex="14pt"/>
    </style:style>
    <style:style style:name="P51" style:family="paragraph" style:parent-style-name="Text_20_body">
      <style:text-properties fo:color="#000000" style:font-name="Times New Roman" fo:font-size="14pt" officeooo:rsid="003d2c19" officeooo:paragraph-rsid="003d2c19" style:font-size-asian="14pt" style:font-size-complex="14pt"/>
    </style:style>
    <style:style style:name="P52" style:family="paragraph" style:parent-style-name="Text_20_body">
      <style:text-properties fo:color="#000000" style:font-name="Times New Roman" fo:font-size="14pt" officeooo:rsid="003d58a7" officeooo:paragraph-rsid="003d58a7" style:font-size-asian="14pt" style:font-size-complex="14pt"/>
    </style:style>
    <style:style style:name="P53" style:family="paragraph" style:parent-style-name="Text_20_body">
      <style:text-properties fo:color="#000000" style:font-name="Times New Roman" fo:font-size="14pt" officeooo:rsid="004166e6" officeooo:paragraph-rsid="004166e6" style:font-size-asian="14pt" style:font-size-complex="14pt"/>
    </style:style>
    <style:style style:name="P54" style:family="paragraph" style:parent-style-name="Text_20_body">
      <style:text-properties fo:color="#000000" fo:font-size="14pt" officeooo:rsid="00242027" officeooo:paragraph-rsid="00242027" style:font-size-asian="14pt" style:font-size-complex="14pt"/>
    </style:style>
    <style:style style:name="P55" style:family="paragraph" style:parent-style-name="Text_20_body">
      <style:text-properties officeooo:paragraph-rsid="0027a8f0"/>
    </style:style>
    <style:style style:name="P56" style:family="paragraph" style:parent-style-name="Text_20_body">
      <style:text-properties officeooo:paragraph-rsid="0013c7c0"/>
    </style:style>
    <style:style style:name="P57" style:family="paragraph" style:parent-style-name="Text_20_body">
      <style:text-properties officeooo:rsid="0046569e" officeooo:paragraph-rsid="0046569e"/>
    </style:style>
    <style:style style:name="P58" style:family="paragraph" style:parent-style-name="Text_20_body">
      <style:paragraph-properties fo:text-align="justify" style:justify-single-word="false" fo:break-before="page"/>
    </style:style>
    <style:style style:name="P59" style:family="paragraph" style:parent-style-name="Preformatted_20_Text">
      <style:text-properties style:font-name="Tlwg Typist" fo:font-style="normal" officeooo:rsid="0014f08d" officeooo:paragraph-rsid="0014f08d" style:font-style-asian="normal" style:font-style-complex="normal"/>
    </style:style>
    <style:style style:name="P60" style:family="paragraph" style:parent-style-name="Preformatted_20_Text">
      <style:text-properties style:font-name="Tlwg Typist" fo:font-size="14pt" officeooo:paragraph-rsid="00181813" style:font-size-asian="14pt" style:font-size-complex="14pt"/>
    </style:style>
    <style:style style:name="P61" style:family="paragraph" style:parent-style-name="Preformatted_20_Text">
      <style:text-properties style:font-name="Tlwg Typist" fo:font-size="14pt" officeooo:rsid="00242027" officeooo:paragraph-rsid="00242027" style:font-size-asian="14pt" style:font-size-complex="14pt"/>
    </style:style>
    <style:style style:name="P62" style:family="paragraph" style:parent-style-name="Preformatted_20_Text">
      <style:text-properties style:font-name="Tlwg Typist" fo:font-size="14pt" officeooo:rsid="002544da" officeooo:paragraph-rsid="002544da" style:font-size-asian="14pt" style:font-size-complex="14pt"/>
    </style:style>
    <style:style style:name="P63" style:family="paragraph" style:parent-style-name="Preformatted_20_Text">
      <style:text-properties style:font-name="Tlwg Typist" fo:font-size="14pt" officeooo:rsid="001a5150" officeooo:paragraph-rsid="001a5150" style:font-size-asian="14pt" style:font-size-complex="14pt"/>
    </style:style>
    <style:style style:name="P64" style:family="paragraph" style:parent-style-name="Preformatted_20_Text">
      <style:paragraph-properties fo:text-align="start" style:justify-single-word="false"/>
      <style:text-properties style:font-name="Tlwg Typist" fo:font-size="14pt" officeooo:rsid="00222b08" officeooo:paragraph-rsid="00222b08" style:font-size-asian="14pt" style:font-size-complex="14pt"/>
    </style:style>
    <style:style style:name="P65" style:family="paragraph" style:parent-style-name="Preformatted_20_Text">
      <style:text-properties style:font-name="Times New Roman" fo:font-size="14pt" officeooo:rsid="00242027" officeooo:paragraph-rsid="00242027" style:font-size-asian="14pt" style:font-size-complex="14pt"/>
    </style:style>
    <style:style style:name="P66" style:family="paragraph" style:parent-style-name="Preformatted_20_Text">
      <style:text-properties style:font-name="Times New Roman" fo:font-size="14pt" officeooo:rsid="002544da" officeooo:paragraph-rsid="002544da" style:font-size-asian="14pt" style:font-size-complex="14pt"/>
    </style:style>
    <style:style style:name="P67" style:family="paragraph" style:parent-style-name="Preformatted_20_Text">
      <style:text-properties style:font-name="Times New Roman" fo:font-size="14pt" officeooo:rsid="002d1fcd" officeooo:paragraph-rsid="002d1fcd" style:font-size-asian="12.25pt" style:font-size-complex="14pt"/>
    </style:style>
    <style:style style:name="P68" style:family="paragraph" style:parent-style-name="Preformatted_20_Text">
      <style:text-properties style:font-name="Times New Roman" fo:font-size="14pt" officeooo:rsid="002d1fcd" officeooo:paragraph-rsid="002e6655" style:font-size-asian="12.25pt" style:font-size-complex="14pt"/>
    </style:style>
    <style:style style:name="P69" style:family="paragraph" style:parent-style-name="Preformatted_20_Text">
      <style:text-properties style:font-name="Times New Roman" fo:font-size="14pt" officeooo:rsid="0046569e" officeooo:paragraph-rsid="0046569e" style:font-size-asian="12.25pt" style:font-size-complex="14pt"/>
    </style:style>
    <style:style style:name="P70" style:family="paragraph" style:parent-style-name="Preformatted_20_Text">
      <style:text-properties style:font-name="Times New Roman" officeooo:rsid="002c0cc2" officeooo:paragraph-rsid="002c0cc2"/>
    </style:style>
    <style:style style:name="P71" style:family="paragraph" style:parent-style-name="Preformatted_20_Text">
      <style:text-properties fo:color="#000000" style:font-name="Tlwg Typist" fo:font-size="14pt" fo:font-style="normal" officeooo:rsid="0014f08d" officeooo:paragraph-rsid="0014f08d" style:font-size-asian="14pt" style:font-style-asian="normal" style:font-size-complex="14pt" style:font-style-complex="normal"/>
    </style:style>
    <style:style style:name="P72" style:family="paragraph" style:parent-style-name="Preformatted_20_Text">
      <style:text-properties fo:color="#000000" style:font-name="Tlwg Typist" fo:font-size="14pt" officeooo:rsid="00242027" officeooo:paragraph-rsid="00242027" style:font-size-asian="14pt" style:font-size-complex="14pt"/>
    </style:style>
    <style:style style:name="P73" style:family="paragraph" style:parent-style-name="Preformatted_20_Text">
      <style:text-properties fo:color="#000000" style:font-name="Tlwg Typist" fo:font-size="14pt" officeooo:rsid="002544da" officeooo:paragraph-rsid="002544da" style:font-size-asian="14pt" style:font-size-complex="14pt"/>
    </style:style>
    <style:style style:name="P74" style:family="paragraph" style:parent-style-name="Preformatted_20_Text">
      <style:text-properties fo:color="#000000" style:font-name="Tlwg Typist" fo:font-size="14pt" officeooo:rsid="002544da" officeooo:paragraph-rsid="002eafb5" style:font-size-asian="14pt" style:font-size-complex="14pt"/>
    </style:style>
    <style:style style:name="P75" style:family="paragraph" style:parent-style-name="Preformatted_20_Text">
      <style:text-properties fo:color="#000000" style:font-name="Tlwg Typist" fo:font-size="14pt" officeooo:rsid="0038c96b" officeooo:paragraph-rsid="0038c96b" style:font-size-asian="14pt" style:font-size-complex="14pt"/>
    </style:style>
    <style:style style:name="P76" style:family="paragraph" style:parent-style-name="Preformatted_20_Text">
      <style:text-properties fo:color="#000000" style:font-name="Tlwg Typist" fo:font-size="14pt" officeooo:rsid="002eafb5" officeooo:paragraph-rsid="002eafb5" style:font-size-asian="14pt" style:font-size-complex="14pt"/>
    </style:style>
    <style:style style:name="P77" style:family="paragraph" style:parent-style-name="Preformatted_20_Text">
      <style:text-properties fo:color="#000000" style:font-name="Tlwg Typist" fo:font-size="14pt" officeooo:rsid="003d58a7" officeooo:paragraph-rsid="003d58a7" style:font-size-asian="14pt" style:font-size-complex="14pt"/>
    </style:style>
    <style:style style:name="P78" style:family="paragraph" style:parent-style-name="Preformatted_20_Text">
      <style:paragraph-properties fo:text-align="start" style:justify-single-word="false"/>
      <style:text-properties fo:color="#000000" style:font-name="Times New Roman" fo:font-size="14pt" officeooo:rsid="00222b08" officeooo:paragraph-rsid="00222b08" style:font-size-asian="14pt" style:font-size-complex="14pt"/>
    </style:style>
    <style:style style:name="P79" style:family="paragraph" style:parent-style-name="Preformatted_20_Text">
      <style:text-properties fo:color="#000000" style:font-name="Times New Roman" fo:font-size="14pt" officeooo:rsid="00242027" officeooo:paragraph-rsid="00242027" style:font-size-asian="14pt" style:font-size-complex="14pt"/>
    </style:style>
    <style:style style:name="P80" style:family="paragraph" style:parent-style-name="Preformatted_20_Text">
      <style:text-properties fo:color="#000000" style:font-name="Times New Roman" fo:font-size="14pt" officeooo:rsid="002544da" officeooo:paragraph-rsid="002544da" style:font-size-asian="14pt" style:font-size-complex="14pt"/>
    </style:style>
    <style:style style:name="P81" style:family="paragraph" style:parent-style-name="Preformatted_20_Text">
      <style:text-properties fo:color="#000000" style:font-name="Times New Roman" fo:font-size="14pt" officeooo:rsid="00267fed" officeooo:paragraph-rsid="00267fed" style:font-size-asian="14pt" style:font-size-complex="14pt"/>
    </style:style>
    <style:style style:name="P82" style:family="paragraph" style:parent-style-name="Preformatted_20_Text">
      <style:text-properties fo:color="#000000" style:font-name="Times New Roman" fo:font-size="14pt" officeooo:rsid="002eafb5" officeooo:paragraph-rsid="002eafb5" style:font-size-asian="14pt" style:font-size-complex="14pt"/>
    </style:style>
    <style:style style:name="P83" style:family="paragraph" style:parent-style-name="Preformatted_20_Text">
      <style:text-properties fo:color="#000000" style:font-name="Times New Roman" fo:font-size="14pt" officeooo:rsid="0035d8f7" officeooo:paragraph-rsid="0038c96b" style:font-size-asian="14pt" style:font-size-complex="14pt"/>
    </style:style>
    <style:style style:name="P84" style:family="paragraph" style:parent-style-name="Preformatted_20_Text">
      <style:text-properties fo:color="#000000" style:font-name="Times New Roman" fo:font-size="14pt" officeooo:rsid="003d58a7" officeooo:paragraph-rsid="003d58a7" style:font-size-asian="14pt" style:font-size-complex="14pt"/>
    </style:style>
    <style:style style:name="P85" style:family="paragraph" style:parent-style-name="Preformatted_20_Text">
      <style:text-properties officeooo:rsid="002c0cc2" officeooo:paragraph-rsid="002d1fcd"/>
    </style:style>
    <style:style style:name="P86" style:family="paragraph" style:parent-style-name="Preformatted_20_Text">
      <style:text-properties officeooo:paragraph-rsid="002d1fcd"/>
    </style:style>
    <style:style style:name="P87" style:family="paragraph" style:parent-style-name="Preformatted_20_Text">
      <style:text-properties officeooo:rsid="002d1fcd" officeooo:paragraph-rsid="002d1fcd"/>
    </style:style>
    <style:style style:name="P88" style:family="paragraph" style:parent-style-name="Standard">
      <style:text-properties style:font-name="Tlwg Typist" fo:font-size="12pt" officeooo:paragraph-rsid="002d1fcd" style:font-size-asian="12pt" style:font-size-complex="12pt"/>
    </style:style>
    <style:style style:name="P89" style:family="paragraph" style:parent-style-name="Standard">
      <style:text-properties fo:font-size="14pt" officeooo:rsid="0033ae1e" officeooo:paragraph-rsid="003422eb" style:font-size-asian="14pt" style:font-size-complex="14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style:font-name="Tlwg Typist" fo:font-size="12pt" officeooo:rsid="002c0cc2" officeooo:paragraph-rsid="002d1fcd" style:font-size-asian="12pt" style:font-size-complex="12pt"/>
    </style:style>
    <style:style style:name="P91" style:family="paragraph" style:parent-style-name="Preformatted_20_Text">
      <style:paragraph-properties fo:margin-left="0cm" fo:margin-right="0cm" fo:margin-top="0cm" fo:margin-bottom="0cm" style:contextual-spacing="false" fo:text-indent="0cm" style:auto-text-indent="false"/>
      <style:text-properties fo:color="#c0c0c0" style:font-name="Tlwg Typist"/>
    </style:style>
    <style:style style:name="P92" style:family="paragraph" style:parent-style-name="Preformatted_20_Text">
      <style:text-properties fo:color="#000000" style:font-name="Times New Roman" fo:font-size="14pt" officeooo:rsid="002d1fcd" officeooo:paragraph-rsid="002e6655" style:font-size-asian="12.25pt" style:font-size-complex="14pt"/>
    </style:style>
    <style:style style:name="P93" style:family="paragraph" style:parent-style-name="Preformatted_20_Text">
      <style:text-properties fo:color="#000000" style:font-name="Times New Roman" fo:font-size="14pt" officeooo:rsid="002d1fcd" officeooo:paragraph-rsid="002d1fcd" style:font-size-asian="12.25pt" style:font-size-complex="14pt"/>
    </style:style>
    <style:style style:name="P94" style:family="paragraph" style:parent-style-name="Text_20_body">
      <style:text-properties fo:font-size="14pt" officeooo:rsid="00163ab7" officeooo:paragraph-rsid="00181813" style:font-size-asian="14pt" style:font-size-complex="14pt"/>
    </style:style>
    <style:style style:name="P95" style:family="paragraph" style:parent-style-name="Text_20_body">
      <style:text-properties fo:font-size="14pt" officeooo:rsid="00191078" officeooo:paragraph-rsid="001944fd" style:font-size-asian="14pt" style:font-size-complex="14pt"/>
    </style:style>
    <style:style style:name="P96" style:family="paragraph" style:parent-style-name="Text_20_body">
      <style:text-properties fo:font-size="14pt" fo:font-weight="normal" officeooo:rsid="0033ae1e" officeooo:paragraph-rsid="0033ae1e" style:font-size-asian="14pt" style:font-weight-asian="normal" style:font-size-complex="14pt" style:font-weight-complex="normal"/>
    </style:style>
    <style:style style:name="P97" style:family="paragraph" style:parent-style-name="Text_20_body">
      <style:text-properties fo:color="#000000" style:font-name="Times New Roman" fo:font-size="14pt" officeooo:rsid="0026fe91" officeooo:paragraph-rsid="0026fe91" style:font-size-asian="14pt" style:font-size-complex="14pt"/>
    </style:style>
    <style:style style:name="P98" style:family="paragraph" style:parent-style-name="Text_20_body">
      <style:text-properties fo:color="#000000" style:font-name="Times New Roman" fo:font-size="14pt" officeooo:rsid="002eafb5" officeooo:paragraph-rsid="002eafb5" style:font-size-asian="14pt" style:font-size-complex="14pt"/>
    </style:style>
    <style:style style:name="P99" style:family="paragraph" style:parent-style-name="Text_20_body">
      <style:text-properties fo:color="#000000" style:font-name="Tlwg Typist" fo:font-size="14pt" officeooo:rsid="003fd900" officeooo:paragraph-rsid="003fd900" style:font-size-asian="14pt" style:font-size-complex="14pt"/>
    </style:style>
    <style:style style:name="P100" style:family="paragraph" style:parent-style-name="Text_20_body">
      <style:text-properties style:font-name="Times New Roman" fo:font-size="14pt" officeooo:rsid="00456750" officeooo:paragraph-rsid="00456750" style:font-size-asian="14pt" style:font-size-complex="14pt"/>
    </style:style>
    <style:style style:name="P101" style:family="paragraph" style:parent-style-name="Text_20_body">
      <style:text-properties officeooo:paragraph-rsid="004b7ccf"/>
    </style:style>
    <style:style style:name="P102" style:family="paragraph" style:parent-style-name="Text_20_body">
      <style:paragraph-properties fo:break-before="page"/>
      <style:text-properties fo:color="#000000" style:font-name="Times New Roman" fo:font-size="14pt" officeooo:rsid="0026fe91" officeooo:paragraph-rsid="0026fe91" style:font-size-asian="14pt" style:font-size-complex="14pt"/>
    </style:style>
    <style:style style:name="P103" style:family="paragraph" style:parent-style-name="Heading_20_2">
      <style:text-properties officeooo:rsid="0014f08d" officeooo:paragraph-rsid="0014f08d"/>
    </style:style>
    <style:style style:name="P104" style:family="paragraph" style:parent-style-name="Heading_20_2">
      <style:text-properties officeooo:rsid="0033ae1e" officeooo:paragraph-rsid="0033ae1e"/>
    </style:style>
    <style:style style:name="P105" style:family="paragraph" style:parent-style-name="Heading_20_2">
      <style:text-properties officeooo:rsid="003bafb5" officeooo:paragraph-rsid="003bafb5"/>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color="#000000" fo:font-size="14pt" officeooo:rsid="00213c01" officeooo:paragraph-rsid="00213c01" style:font-size-asian="14pt" style:font-size-complex="14pt"/>
    </style:style>
    <style:style style:name="P108" style:family="paragraph" style:parent-style-name="Heading_20_1">
      <style:paragraph-properties fo:text-align="center" style:justify-single-word="false"/>
      <style:text-properties fo:font-size="80pt" style:font-size-asian="80pt" style:font-size-complex="80pt"/>
    </style:style>
    <style:style style:name="P109" style:family="paragraph" style:parent-style-name="Heading_20_1">
      <style:paragraph-properties fo:text-align="center" style:justify-single-word="false"/>
    </style:style>
    <style:style style:name="P110" style:family="paragraph" style:parent-style-name="Heading_20_1">
      <style:paragraph-properties fo:text-align="center" style:justify-single-word="false"/>
      <style:text-properties fo:font-size="28pt" style:font-size-asian="28pt" style:font-size-complex="28pt"/>
    </style:style>
    <style:style style:name="P111" style:family="paragraph" style:parent-style-name="Heading_20_1">
      <style:text-properties officeooo:rsid="0014a9f5" officeooo:paragraph-rsid="0014a9f5"/>
    </style:style>
    <style:style style:name="P112" style:family="paragraph" style:parent-style-name="Heading_20_1">
      <style:text-properties style:font-name="Times New Roman" fo:font-size="14pt" officeooo:rsid="0013c7c0" officeooo:paragraph-rsid="0013c7c0" style:font-size-asian="14pt" style:font-size-complex="14pt"/>
    </style:style>
    <style:style style:name="P113" style:family="paragraph" style:parent-style-name="Heading_20_1">
      <style:text-properties officeooo:rsid="0013c7c0" officeooo:paragraph-rsid="0013c7c0"/>
    </style:style>
    <style:style style:name="P114" style:family="paragraph" style:parent-style-name="Heading_20_1">
      <style:text-properties officeooo:rsid="003256d8" officeooo:paragraph-rsid="003256d8"/>
    </style:style>
    <style:style style:name="P115" style:family="paragraph" style:parent-style-name="Heading_20_1">
      <style:text-properties officeooo:rsid="0027a8f0" officeooo:paragraph-rsid="0027a8f0"/>
    </style:style>
    <style:style style:name="P116" style:family="paragraph" style:parent-style-name="Heading_20_1">
      <style:paragraph-properties fo:break-before="page"/>
      <style:text-properties officeooo:rsid="0013c7c0" officeooo:paragraph-rsid="0013c7c0"/>
    </style:style>
    <style:style style:name="T1" style:family="text">
      <style:text-properties officeooo:rsid="001295e1"/>
    </style:style>
    <style:style style:name="T2" style:family="text">
      <style:text-properties officeooo:rsid="0012bd37"/>
    </style:style>
    <style:style style:name="T3" style:family="text">
      <style:text-properties fo:font-size="14pt" style:font-size-asian="14pt" style:font-size-complex="14pt"/>
    </style:style>
    <style:style style:name="T4" style:family="text">
      <style:text-properties fo:font-size="14pt" officeooo:rsid="0019b936" style:font-size-asian="14pt" style:font-size-complex="14pt"/>
    </style:style>
    <style:style style:name="T5" style:family="text">
      <style:text-properties fo:font-size="14pt" officeooo:rsid="004b7ccf" style:font-size-asian="14pt" style:font-size-complex="14pt"/>
    </style:style>
    <style:style style:name="T6" style:family="text">
      <style:text-properties fo:font-size="14pt" officeooo:rsid="004b9e6f" style:font-size-asian="14pt" style:font-size-complex="14pt"/>
    </style:style>
    <style:style style:name="T7" style:family="text">
      <style:text-properties fo:font-size="14pt" officeooo:rsid="004be29d" style:font-size-asian="14pt" style:font-size-complex="14pt"/>
    </style:style>
    <style:style style:name="T8" style:family="text">
      <style:text-properties fo:font-size="14pt" officeooo:rsid="004ca0e9" style:font-size-asian="14pt" style:font-size-complex="14pt"/>
    </style:style>
    <style:style style:name="T9" style:family="text">
      <style:text-properties fo:font-size="14pt" officeooo:rsid="004e46ff" style:font-size-asian="14pt" style:font-size-complex="14pt"/>
    </style:style>
    <style:style style:name="T10" style:family="text">
      <style:text-properties fo:color="#c0c0c0"/>
    </style:style>
    <style:style style:name="T11" style:family="text">
      <style:text-properties fo:color="#c0c0c0" fo:font-size="14pt" style:font-size-asian="14pt" style:font-size-complex="14pt"/>
    </style:style>
    <style:style style:name="T12" style:family="text">
      <style:text-properties fo:color="#c0c0c0" fo:font-size="14pt" style:font-size-asian="12.25pt" style:font-size-complex="14pt"/>
    </style:style>
    <style:style style:name="T13" style:family="text">
      <style:text-properties fo:color="#c0c0c0" style:font-name="Tlwg Typist"/>
    </style:style>
    <style:style style:name="T14" style:family="text">
      <style:text-properties fo:color="#c0c0c0" style:font-name="Tlwg Typist" officeooo:rsid="002544da"/>
    </style:style>
    <style:style style:name="T15" style:family="text">
      <style:text-properties fo:color="#000000"/>
    </style:style>
    <style:style style:name="T16" style:family="text">
      <style:text-properties fo:color="#000000" fo:font-size="14pt" style:font-size-asian="14pt" style:font-size-complex="14pt"/>
    </style:style>
    <style:style style:name="T17" style:family="text">
      <style:text-properties fo:color="#000000" fo:font-size="14pt" style:font-size-asian="12.25pt" style:font-size-complex="14pt"/>
    </style:style>
    <style:style style:name="T18" style:family="text">
      <style:text-properties fo:color="#000000" fo:font-size="14pt" officeooo:rsid="002d1fcd" style:font-size-asian="12.25pt" style:font-size-complex="14pt"/>
    </style:style>
    <style:style style:name="T19" style:family="text">
      <style:text-properties fo:color="#000000" style:font-name="Tlwg Typist"/>
    </style:style>
    <style:style style:name="T20" style:family="text">
      <style:text-properties fo:color="#000000" style:font-name="Tlwg Typist" officeooo:rsid="002544da"/>
    </style:style>
    <style:style style:name="T21" style:family="text">
      <style:text-properties fo:color="#000000" style:font-name="Times New Roman"/>
    </style:style>
    <style:style style:name="T22" style:family="text">
      <style:text-properties fo:color="#000000" style:font-name="Times New Roman" fo:font-size="14pt" style:font-size-asian="12.25pt" style:font-size-complex="14pt"/>
    </style:style>
    <style:style style:name="T23" style:family="text">
      <style:text-properties fo:color="#000000" style:font-name="Times New Roman" fo:font-size="14pt" officeooo:rsid="002d1fcd" style:font-size-asian="12.25pt" style:font-size-complex="14pt"/>
    </style:style>
    <style:style style:name="T24" style:family="text">
      <style:text-properties fo:color="#000000" style:font-name="Times New Roman" fo:font-size="14pt" officeooo:rsid="002e6655" style:font-size-asian="12.25pt" style:font-size-complex="14pt"/>
    </style:style>
    <style:style style:name="T25" style:family="text">
      <style:text-properties fo:color="#000000" style:font-name="Times New Roman" fo:font-size="14pt" officeooo:rsid="0046569e" style:font-size-asian="12.25pt" style:font-size-complex="14pt"/>
    </style:style>
    <style:style style:name="T26" style:family="text">
      <style:text-properties fo:color="#000000" style:font-name="Times New Roman" officeooo:rsid="001c9262"/>
    </style:style>
    <style:style style:name="T27" style:family="text">
      <style:text-properties fo:color="#000000" style:font-name="Times New Roman" officeooo:rsid="001cd3d0"/>
    </style:style>
    <style:style style:name="T28" style:family="text">
      <style:text-properties fo:color="#000000" style:font-name="Times New Roman" officeooo:rsid="0026fe91"/>
    </style:style>
    <style:style style:name="T29" style:family="text">
      <style:text-properties fo:color="#000000" officeooo:rsid="002544da"/>
    </style:style>
    <style:style style:name="T30" style:family="text">
      <style:text-properties fo:color="#000000" officeooo:rsid="00242027"/>
    </style:style>
    <style:style style:name="T31" style:family="text">
      <style:text-properties fo:color="#000000" officeooo:rsid="002e6655"/>
    </style:style>
    <style:style style:name="T32" style:family="text">
      <style:text-properties fo:color="#000000" officeooo:rsid="00456750"/>
    </style:style>
    <style:style style:name="T33" style:family="text">
      <style:text-properties fo:color="#000000" officeooo:rsid="00213c01"/>
    </style:style>
    <style:style style:name="T34" style:family="text">
      <style:text-properties fo:color="#000000" officeooo:rsid="00222b08"/>
    </style:style>
    <style:style style:name="T35" style:family="text">
      <style:text-properties fo:color="#808000"/>
    </style:style>
    <style:style style:name="T36" style:family="text">
      <style:text-properties fo:color="#808000" fo:font-size="14pt" style:font-size-asian="14pt" style:font-size-complex="14pt"/>
    </style:style>
    <style:style style:name="T37" style:family="text">
      <style:text-properties fo:color="#808000" fo:font-size="14pt" style:font-size-asian="12.25pt" style:font-size-complex="14pt"/>
    </style:style>
    <style:style style:name="T38" style:family="text">
      <style:text-properties fo:color="#808000" style:font-name="Tlwg Typist"/>
    </style:style>
    <style:style style:name="T39" style:family="text">
      <style:text-properties style:font-name="Times New Roman"/>
    </style:style>
    <style:style style:name="T40" style:family="text">
      <style:text-properties style:font-name="Times New Roman" fo:font-size="14pt" officeooo:rsid="0019b936" style:font-size-asian="14pt" style:font-size-complex="14pt"/>
    </style:style>
    <style:style style:name="T41" style:family="text">
      <style:text-properties style:font-name="Times New Roman" fo:font-size="14pt" officeooo:rsid="0014f08d" style:font-size-asian="14pt" style:font-size-complex="14pt"/>
    </style:style>
    <style:style style:name="T42" style:family="text">
      <style:text-properties style:font-name="Times New Roman" officeooo:rsid="002eafb5"/>
    </style:style>
    <style:style style:name="T43" style:family="text">
      <style:text-properties style:font-name="Times New Roman" officeooo:rsid="00308481"/>
    </style:style>
    <style:style style:name="T44" style:family="text">
      <style:text-properties style:font-name="Tlwg Typist"/>
    </style:style>
    <style:style style:name="T45" style:family="text">
      <style:text-properties officeooo:rsid="001a5150"/>
    </style:style>
    <style:style style:name="T46" style:family="text">
      <style:text-properties fo:color="#800080"/>
    </style:style>
    <style:style style:name="T47" style:family="text">
      <style:text-properties officeooo:rsid="00299b1e"/>
    </style:style>
    <style:style style:name="T48" style:family="text">
      <style:text-properties fo:color="#000080"/>
    </style:style>
    <style:style style:name="T49" style:family="text">
      <style:text-properties fo:color="#000080" fo:font-size="14pt" style:font-size-asian="12.25pt" style:font-size-complex="14pt"/>
    </style:style>
    <style:style style:name="T50" style:family="text">
      <style:text-properties officeooo:rsid="002e6655"/>
    </style:style>
    <style:style style:name="T51" style:family="text">
      <style:text-properties fo:font-weight="bold" style:font-weight-asian="bold" style:font-weight-complex="bold"/>
    </style:style>
    <style:style style:name="T52" style:family="text">
      <style:text-properties fo:font-weight="bold" officeooo:rsid="003422eb"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422eb" style:font-weight-asian="normal" style:font-weight-complex="normal"/>
    </style:style>
    <style:style style:name="T55" style:family="text">
      <style:text-properties fo:font-weight="normal" officeooo:rsid="003653d8" style:font-weight-asian="normal" style:font-weight-complex="normal"/>
    </style:style>
    <style:style style:name="T56" style:family="text">
      <style:text-properties fo:font-weight="normal" officeooo:rsid="00367373" style:font-weight-asian="normal" style:font-weight-complex="normal"/>
    </style:style>
    <style:style style:name="T57" style:family="text">
      <style:text-properties fo:font-weight="normal" officeooo:rsid="003cc49a" style:font-weight-asian="normal" style:font-weight-complex="normal"/>
    </style:style>
    <style:style style:name="T58" style:family="text">
      <style:text-properties fo:font-weight="normal" officeooo:rsid="003e276f" style:font-weight-asian="normal" style:font-weight-complex="normal"/>
    </style:style>
    <style:style style:name="T59" style:family="text">
      <style:text-properties officeooo:rsid="003422eb"/>
    </style:style>
    <style:style style:name="T60" style:family="text">
      <style:text-properties officeooo:rsid="003a992f"/>
    </style:style>
    <style:style style:name="T61" style:family="text">
      <style:text-properties officeooo:rsid="003d61aa"/>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03422eb" style:font-weight-asian="bold" style:font-weight-complex="bold"/>
    </style:style>
    <style:style style:name="T64" style:family="text">
      <style:text-properties officeooo:rsid="0014f08d"/>
    </style:style>
    <style:style style:name="T65" style:family="text">
      <style:text-properties officeooo:rsid="00431228"/>
    </style:style>
    <style:style style:name="T66" style:family="text">
      <style:text-properties officeooo:rsid="00448abc"/>
    </style:style>
    <style:style style:name="T67" style:family="text">
      <style:text-properties officeooo:rsid="0047a17e"/>
    </style:style>
    <style:style style:name="fr1" style:family="graphic" style:parent-style-name="OLE">
      <style:graphic-properties style:horizontal-pos="center" style:horizontal-rel="paragraph" fo:padding="0.049cm" fo:border="0.06pt solid #00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
      <text:p text:style-name="P3">TP<text:span text:style-name="T1">1</text:span></text:p>
      <text:p text:style-name="P4">GRAPHES</text:p>
      <text:h text:style-name="P109" text:outline-level="1"/>
      <text:h text:style-name="P110" text:outline-level="1">VEYSSEIRE Daniel</text:h>
      <text:h text:style-name="P110" text:outline-level="1">&amp;</text:h>
      <text:h text:style-name="P110" text:outline-level="1">F<text:span text:style-name="T65">ABRE</text:span> Mickael</text:h>
      <text:h text:style-name="P109" text:outline-level="1"><text:s/></text:h>
      <text:p text:style-name="P5"/>
      <text:p text:style-name="P58"/>
      <text:h text:style-name="P111" text:outline-level="1">Supposition</text:h>
      <text:p text:style-name="Text_20_body"/>
      <text:p text:style-name="Text_20_body"><text:tab/><text:span text:style-name="T41">Le graphe à traiter est sans circuit.</text:span></text:p>
      <text:p text:style-name="P37"><text:span text:style-name="T64">D</text:span>ans le fichier de description du graphe, les activités sont écrites dans l'ordre.</text:p>
      <text:h text:style-name="P112" text:outline-level="1"/>
      <text:h text:style-name="P113" text:outline-level="1">Listing Complet Du Programme</text:h>
      <text:h text:style-name="P103" text:outline-level="2">Seance 1</text:h>
      <text:p text:style-name="P7"/>
      <text:p text:style-name="P7"><text:tab/><text:span text:style-name="T3">Le parcours en profondeur est réalisé par la fonction :</text:span></text:p>
      <text:p text:style-name="P59"><text:span text:style-name="T3">vector</text:span><text:span text:style-name="T11"> </text:span><text:span text:style-name="T16">&lt;</text:span><text:span text:style-name="T36">int</text:span><text:span text:style-name="T16">&gt;</text:span><text:span text:style-name="T11"> </text:span><text:span text:style-name="T16">DFS()</text:span></text:p>
      <text:p text:style-name="P71"/>
      <text:p text:style-name="P94"><text:tab/>Elle permet de réaliser un tri topologique et renvoie donc les numéros des sommets triés. Le tri a été implémenté de la même façon que celle vue en cours. (Les programmes on été commentés)</text:p>
      <text:p text:style-name="P24"/>
      <text:p text:style-name="P12"><text:tab/><text:span text:style-name="T4">L'affichage des vecteurs d'entiers peut se faire avec la fonction</text:span></text:p>
      <text:p text:style-name="P60"><text:span text:style-name="T35">void</text:span><text:span text:style-name="T10"> </text:span><text:span text:style-name="T15">afficheIntVector(</text:span>vector<text:span text:style-name="T15">&lt;</text:span><text:span text:style-name="T35">int</text:span><text:span text:style-name="T15">&gt;</text:span><text:span text:style-name="T10"> </text:span><text:span text:style-name="T15">v)</text:span></text:p>
      <text:p text:style-name="P60"/>
      <text:p text:style-name="P13"><text:tab/><text:span text:style-name="T40">Avec Test_10_trie.dat (i.e Test_10.dat en ayant trié les sommets dans le fichier)</text:span></text:p>
      <text:p text:style-name="P14">On obtient :</text:p>
      <text:p text:style-name="P8">v[0] 0 v[1] 4 v[2] 2 v[3] 1 v[4] 6 v[5] 3 v[6] 8 v[7] 5 v[8] 7 v[9] 9 </text:p>
      <text:p text:style-name="P14">Ce qui signifie que les Activités sont triés dans cet ordre :</text:p>
      <text:p text:style-name="P14">0,4,2,1,6,3,8,5,7,9</text:p>
      <text:p text:style-name="P14">Ce qui est bien le <text:span text:style-name="T45">résultat</text:span> <text:span text:style-name="T61">escompté</text:span>. </text:p>
      <text:p text:style-name="P34"/>
      <text:p text:style-name="P95"><text:soft-page-break/>La fonction </text:p>
      <text:p text:style-name="P9">vector<text:span text:style-name="T10"> </text:span><text:span text:style-name="T15">&lt;</text:span><text:span text:style-name="T35">int</text:span><text:span text:style-name="T15">&gt;</text:span><text:span text:style-name="T10"> </text:span><text:span text:style-name="T15">longueurCheminOpti()</text:span></text:p>
      <text:p text:style-name="P16">Renvoie la longueur du chemin optimiste le plus court entre s et chaque sommet.</text:p>
      <text:p text:style-name="P16"/>
      <text:p text:style-name="P25">En <text:span text:style-name="T66">utilisant le fichier Test_10.dat et en</text:span> <text:span text:style-name="T66">affichant le résultat avec</text:span> <text:span text:style-name="T19">afficheIntVector </text:span><text:span text:style-name="T21">on obtient :</text:span></text:p>
      <text:p text:style-name="P39">v[0] 0 v[1] 1 v[2] 1 v[3] 8 v[4] 1 v[5] 7 v[6] 7 v[7] 8 v[8] 7 v[9] 10 </text:p>
      <text:p text:style-name="P41">Ce qui signifie que le sommet 0 est à une distance 0 de la source, le sommet 1 à une distance de 1, etc.</text:p>
      <text:p text:style-name="P41">Ce qui correspond bien à ce qui est calculé manuellement.</text:p>
      <text:p text:style-name="P35"/>
      <text:p text:style-name="P36">L'algorithme se déroule ainsi : </text:p>
      <text:p text:style-name="P36">On initialise toutes les distances des activités au sommet à l'infini.</text:p>
      <text:p text:style-name="P36">La distance du sommet est mise à 0.</text:p>
      <text:p text:style-name="P36">On fait un tri topologique, puis pour chacun de ses sommets pris dans l'ordre, on regarde ses successeurs.</text:p>
      <text:p text:style-name="P36"><text:tab/>Si la durée minimal de l'activité + la distance de l'activité est inférieur &lt; distance du successeur</text:p>
      <text:p text:style-name="P36"><text:tab/>Alors distance du successeur = <text:s/>durée minimal de l'activité + la distance de l'activité</text:p>
      <text:p text:style-name="P36"/>
      <text:p text:style-name="P36">Ainsi <text:span text:style-name="T66">grâce</text:span> au tri topologique et au fait que le graphe n'a pas de circuit, lorsqu'on traite un sommet, on a déjà traité tous ses prédécesseurs donc on ne peut plus diminuer sa distance. Si il n'avait pas de prédécesseur, sa distance reste à l'infini car il est impossible d'aller de s à ce sommet.</text:p>
      <text:p text:style-name="P35"/>
      <text:p text:style-name="P42">De même la fonction</text:p>
      <text:p text:style-name="P63">vector<text:span text:style-name="T10"> </text:span><text:span text:style-name="T15">&lt;</text:span><text:span text:style-name="T35">int</text:span><text:span text:style-name="T15">&gt;</text:span><text:span text:style-name="T10"> </text:span><text:span text:style-name="T15">longueurCheminPessi()</text:span></text:p>
      <text:p text:style-name="P63"/>
      <text:p text:style-name="P17"><text:soft-page-break/><text:span text:style-name="T21">Renvoie la longueur du chemin </text:span><text:span text:style-name="T26">pessimiste</text:span><text:span text:style-name="T21"> le plus court entre s et chaque sommet </text:span><text:span text:style-name="T27">de la même façon.</text:span></text:p>
      <text:p text:style-name="P26"><text:span text:style-name="T27">A</text:span><text:span text:style-name="T21">vec Test_10.dat on obtient :</text:span></text:p>
      <text:p text:style-name="P26"/>
      <text:p text:style-name="P27"><text:span text:style-name="T19">v[0] 0 v[1] 2 v[2] 2 v[3] 11 v[4] 2 v[5] 17 v[6] 11 v[7] 14 v[8] 14 v[9] 19</text:span><text:span text:style-name="T21"> </text:span></text:p>
      <text:p text:style-name="P27"/>
      <text:h text:style-name="P107" text:outline-level="2">Seance 2</text:h>
      <text:p text:style-name="P38"/>
      <text:p text:style-name="P28"><text:span text:style-name="T33">L</text:span><text:span text:style-name="T34">a fonction </text:span><text:span text:style-name="T10"><text:s/></text:span></text:p>
      <text:p text:style-name="P10">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toutChemin()</text:span></text:p>
      <text:p text:style-name="P10"/>
      <text:p text:style-name="P43">Renvoie la liste des chemins de s à t.</text:p>
      <text:p text:style-name="P33"/>
      <text:p text:style-name="P43">Elle utilise la fonction</text:p>
      <text:p text:style-name="P64">vector<text:span text:style-name="T15">&lt;</text:span>vector<text:span text:style-name="T15">&lt;</text:span><text:span text:style-name="T35">int</text:span><text:span text:style-name="T15">&gt;&gt;</text:span><text:span text:style-name="T10"> </text:span><text:span text:style-name="T15">recChemin(</text:span></text:p>
      <text:p text:style-name="P64">vector<text:span text:style-name="T15">&lt;</text:span>vector<text:span text:style-name="T15">&lt;</text:span><text:span text:style-name="T35">int</text:span><text:span text:style-name="T15">&gt;&gt;</text:span><text:span text:style-name="T10"> </text:span><text:span text:style-name="T15">allPath, </text:span></text:p>
      <text:p text:style-name="P64">vector<text:span text:style-name="T15">&lt;</text:span><text:span text:style-name="T35">int</text:span><text:span text:style-name="T15">&gt;</text:span><text:span text:style-name="T10"> </text:span><text:span text:style-name="T15">pathRunning,</text:span><text:span text:style-name="T10"> </text:span></text:p>
      <text:p text:style-name="P64"><text:span text:style-name="T46">Activity</text:span><text:span text:style-name="T10"> </text:span><text:span text:style-name="T15">activiteCourante)</text:span></text:p>
      <text:p text:style-name="P64"/>
      <text:p text:style-name="P78">Qui est appelée récursivement.</text:p>
      <text:p text:style-name="P44">La fonction recChemin prend en paramètre le chemin courant, l'ensemble des chemins calculés et l'activité courante et renvoie l'ensemble des chemins calculés concaténé avec les chemins descendant de l'activité activiteCourante dans l'algo de recherche en profondeur.</text:p>
      <text:p text:style-name="P46"><text:tab/>La remarque faite dans le sujet (en évitant les redondances) est difficilement compréhensible car on est en présence d'un graphe sans circuit donc il ne peut pas y avoir de redondance avec l'algorithme de descente en profondeur.</text:p>
      <text:p text:style-name="P29"/>
      <text:p text:style-name="P54">La fonction </text:p>
      <text:p text:style-name="P61"><text:span text:style-name="T35">void</text:span><text:span text:style-name="T10"> </text:span><text:span text:style-name="T15">afficheIntVectorVector(</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v)</text:span></text:p>
      <text:p text:style-name="P65"/>
      <text:p text:style-name="P79">Permet d'afficher un vecteur de vecteur d'entier.</text:p>
      <text:p text:style-name="P79">Le résultat sur l'ensemble des chemins pour Test_10.dat est le suivant :</text:p>
      <text:p text:style-name="P61"/>
      <text:p text:style-name="P72">vecteur[0] </text:p>
      <text:p text:style-name="P72">v[0] 0 v[1] 1 v[2] 6 v[3] 7 v[4] 9 </text:p>
      <text:p text:style-name="P72">vecteur[1] </text:p>
      <text:p text:style-name="P72"><text:soft-page-break/>v[0] 0 v[1] 1 v[2] 3 v[3] 8 v[4] 9 </text:p>
      <text:p text:style-name="P72">vecteur[2] </text:p>
      <text:p text:style-name="P72">v[0] 0 v[1] 1 v[2] 3 v[3] 5 v[4] 7 v[5] 9 </text:p>
      <text:p text:style-name="P72">vecteur[3] </text:p>
      <text:p text:style-name="P72">v[0] 0 v[1] 2 v[2] 8 v[3] 9 </text:p>
      <text:p text:style-name="P72">vecteur[4] </text:p>
      <text:p text:style-name="P72">v[0] 0 v[1] 2 v[2] 6 v[3] 7 v[4] 9 </text:p>
      <text:p text:style-name="P72">vecteur[5] </text:p>
      <text:p text:style-name="P72">v[0] 0 v[1] 2 v[2] 5 v[3] 7 v[4] 9 </text:p>
      <text:p text:style-name="P72">vecteur[6] </text:p>
      <text:p text:style-name="P72">v[0] 0 v[1] 4 v[2] 8 v[3] 9 </text:p>
      <text:p text:style-name="P72">vecteur[7] </text:p>
      <text:p text:style-name="P72">v[0] 0 v[1] 4 v[2] 7 v[3] 9 </text:p>
      <text:p text:style-name="P20"/>
      <text:p text:style-name="P54">Ce qui signifie qu'il y a 8 chemins de s à t qui sont :</text:p>
      <text:p text:style-name="P20"/>
      <text:p text:style-name="P54">0,1,6,7,9</text:p>
      <text:p text:style-name="P54">0,1,3,8,9</text:p>
      <text:p text:style-name="P54">0,1,3,5,7,9</text:p>
      <text:p text:style-name="P54">0,2,8,9</text:p>
      <text:p text:style-name="P54">0,2,6,7,9</text:p>
      <text:p text:style-name="P54">0,2,5,7,9</text:p>
      <text:p text:style-name="P54">0,4,8,9</text:p>
      <text:p text:style-name="P54">0,4,7,9</text:p>
      <text:p text:style-name="P20"/>
      <text:p text:style-name="P54">La fonction </text:p>
      <text:p text:style-name="P61"><text:span text:style-name="T35">int</text:span><text:span text:style-name="T10"> </text:span><text:span text:style-name="T15">Regrets(</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span text:style-name="T35">int</text:span><text:span text:style-name="T10"> </text:span><text:span text:style-name="T15">numChemin)</text:span></text:p>
      <text:p text:style-name="P61"/>
      <text:p text:style-name="P65"><text:span text:style-name="T15">Calcule le regret pour un chemin et prend en </text:span><text:span text:style-name="T29">paramètre</text:span><text:span text:style-name="T15"> la liste des chemins et le </text:span><text:span text:style-name="T29">numéro</text:span><text:span text:style-name="T15"> du chemin voulu.</text:span></text:p>
      <text:p text:style-name="P30"/>
      <text:p text:style-name="P45"><text:soft-page-break/>La fonction</text:p>
      <text:p text:style-name="P62"><text:span text:style-name="T35">int</text:span><text:span text:style-name="T10"> </text:span><text:span text:style-name="T15">afficheRegretMinChem(</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p>
      <text:p text:style-name="P62"/>
      <text:p text:style-name="P80">Prend en paramètre tous les chemins et retourne l'indice du chemin avec le regret minimal.</text:p>
      <text:p text:style-name="P66"/>
      <text:p text:style-name="P80">La fonction</text:p>
      <text:p text:style-name="P66"><text:span text:style-name="T10"><text:s/></text:span><text:span text:style-name="T38">void</text:span><text:span text:style-name="T13"> </text:span><text:span text:style-name="T19">afficheRegrets(</text:span><text:span text:style-name="T44">vector</text:span><text:span text:style-name="T19">&lt;</text:span><text:span text:style-name="T13"> </text:span><text:span text:style-name="T44">vector</text:span><text:span text:style-name="T19">&lt;</text:span><text:span text:style-name="T38">int</text:span><text:span text:style-name="T19">&gt;</text:span><text:span text:style-name="T13"> </text:span><text:span text:style-name="T19">&gt;</text:span><text:span text:style-name="T13"> </text:span><text:span text:style-name="T19">allPath)</text:span></text:p>
      <text:p text:style-name="P80">permet d'afficher tous les regrets.</text:p>
      <text:p text:style-name="P80">Pour le fichier Test_10.dat, on obtient:</text:p>
      <text:p text:style-name="P66"/>
      <text:p text:style-name="P73">regret 0 14 </text:p>
      <text:p text:style-name="P73">regret 1 19 </text:p>
      <text:p text:style-name="P73">regret 2 15 </text:p>
      <text:p text:style-name="P73">regret 3 16 </text:p>
      <text:p text:style-name="P73">regret 4 17 </text:p>
      <text:p text:style-name="P73">regret 5 10 </text:p>
      <text:p text:style-name="P73">regret 6 14 </text:p>
      <text:p text:style-name="P73">regret 7 7 </text:p>
      <text:p text:style-name="P62"/>
      <text:p text:style-name="P66"><text:span text:style-name="T15">Ce qui signifie que le chemin 0 (</text:span><text:span text:style-name="T32">passant donc par les sommets </text:span><text:span text:style-name="T30">0,1,6,7,9, </text:span><text:span text:style-name="T32">cf page precedente</text:span><text:span text:style-name="T15">) a un regret de 14, etc...</text:span></text:p>
      <text:p text:style-name="P66"/>
      <text:p text:style-name="P81">La fonction</text:p>
      <text:p text:style-name="P66"/>
      <text:p text:style-name="P62"><text:span text:style-name="T35">void</text:span><text:span text:style-name="T10"> </text:span><text:span text:style-name="T15">chRobusteMinRegret(</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span text:style-name="T10"> </text:span><text:span text:style-name="T35">int</text:span><text:span text:style-name="T15">&amp;</text:span><text:span text:style-name="T10"> </text:span><text:span text:style-name="T15">chem,</text:span><text:span text:style-name="T35">int</text:span><text:span text:style-name="T15">&amp;</text:span><text:span text:style-name="T10"> </text:span><text:span text:style-name="T15">reg)</text:span></text:p>
      <text:p text:style-name="P80"/>
      <text:p text:style-name="P97">Utilise le passage par référence. Elle permet de renvoyer le numéro du chemin robuste et la valeur du regret minimal correspondant.</text:p>
      <text:p text:style-name="P31"/>
      <text:p text:style-name="P32"><text:span text:style-name="T28">P</text:span><text:span text:style-name="T21">our le fichier Test_10.dat, on a :</text:span></text:p>
      <text:p text:style-name="P99">chemin robuste v[0] 0 v[1] 4 v[2] 7 v[3] 9 </text:p>
      <text:p text:style-name="P99">regret 7</text:p>
      <text:p text:style-name="P100"><text:soft-page-break/>On pourrait s'arrêter là car on a répondu à toutes les questions, mais on a pas répondu à la question p2.</text:p>
      <text:p text:style-name="P102"/>
      <text:h text:style-name="P114" text:outline-level="1">Ambiguité <text:span text:style-name="T61">sur</text:span> la notion de regret des chemins passant par une activité i</text:h>
      <text:p text:style-name="P21"><text:tab/>Il y a deux manières de comprendre ce qui est attendu pour la question p2. Le calcul du chemin robuste et du regret en sera changé.</text:p>
      <text:p text:style-name="P21"><text:tab/><text:span text:style-name="T62">Possibilité 1</text:span> : Le regret d'un chemin p entre s et t passant par i est défini comme étant la différence entre la longueur d'un chemin p <text:span text:style-name="T53">passant par i</text:span><text:span text:style-name="T51"> </text:span><text:span text:style-name="T53">dans le cas ou toutes les activités de p sont exécutées selon leur durée maximale (les autres activités étant réalise selon leur durée minimal) et la longueur du plus court chemin </text:span><text:span text:style-name="T51">passant par i</text:span><text:span text:style-name="T53"> pour le même scénario de durée.</text:span></text:p>
      <text:p text:style-name="P23"><text:span text:style-name="T53"><text:tab/></text:span><text:span text:style-name="T55">Cette interprétation du regret est parfaitement possible :</text:span></text:p>
      <text:p text:style-name="P23"><text:span text:style-name="T58">On</text:span><text:span text:style-name="T55"> doi</text:span><text:span text:style-name="T58">t</text:span><text:span text:style-name="T55"> nécessairement réaliser l'activité i, </text:span><text:span text:style-name="T58">on</text:span><text:span text:style-name="T55"> veu</text:span><text:span text:style-name="T58">t</text:span><text:span text:style-name="T55"> maintenant minimiser le regret parmi ces chemins que je suis obligé de prendre.</text:span></text:p>
      <text:p text:style-name="P96"/>
      <text:p text:style-name="P89"><text:tab/><text:span text:style-name="T62">Possibilité </text:span><text:span text:style-name="T63">2</text:span>: Le regret d'un chemin p entre s et t passant par i est défini comme étant la différence entre la longueur d'un chemin p <text:span text:style-name="T59">passant par i</text:span><text:span text:style-name="T51"> </text:span><text:span text:style-name="T53">dans le cas ou toutes les activités de p sont exécutées selon leur durée maximale (les autres activités étant réalise selon leur durée minimal) et la longueur du plus court chemin </text:span><text:span text:style-name="T52">ne </text:span><text:span text:style-name="T51">passant </text:span><text:span text:style-name="T52">pas forcément</text:span><text:span text:style-name="T54"> </text:span><text:span text:style-name="T53">par i pour le même scénario de durée.</text:span></text:p>
      <text:p text:style-name="P23"><text:span text:style-name="T55"><text:tab/>Cette interprétation du regret semble être plus en accord avec la description du regret faite dans le sujet mais paraît étrange à mettre en pratique. En effet quel est l'intérêt de prendre en compte des chemins par lesquels je ne vais pas passer? Difficile de comprendre son utilité... </text:span><text:span text:style-name="T56">Peut être pour pouvoir mieux comparer le regret si </text:span><text:span text:style-name="T57">on</text:span><text:span text:style-name="T56"> passe par une activité ou pas. </text:span><text:span text:style-name="T55">D'où </text:span><text:span text:style-name="T58">l’ambiguïté.</text:span></text:p>
      <text:p text:style-name="P22"/>
      <text:h text:style-name="P104" text:outline-level="2">Possibilité 1</text:h>
      <text:p text:style-name="P47">La fonction </text:p>
      <text:p text:style-name="P11">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toutCheminPassantPar(</text:span>vector<text:span text:style-name="T15">&lt;</text:span><text:span text:style-name="T10"> </text:span>vector<text:span text:style-name="T15">&lt;</text:span><text:span text:style-name="T35">int</text:span><text:span text:style-name="T15">&gt;</text:span><text:span text:style-name="T10"> </text:span><text:span text:style-name="T15">&gt;</text:span><text:span text:style-name="T10"> </text:span><text:span text:style-name="T15">allPath,</text:span><text:span text:style-name="T35">int</text:span><text:span text:style-name="T10"> </text:span><text:span text:style-name="T15">numAct)</text:span></text:p>
      <text:p text:style-name="P47">Permet, à partir de allPath, de ne garder que les chemins contenant l'activité i.</text:p>
      <text:p text:style-name="P47">Pour cela on a utilisé la fonction</text:p>
      <text:p text:style-name="P76"><text:soft-page-break/><text:span text:style-name="T35">bool</text:span><text:span text:style-name="T10"> </text:span>belongInt(vector&lt;<text:span text:style-name="T35">int</text:span>&gt;<text:span text:style-name="T10"> </text:span>v,<text:span text:style-name="T35">int</text:span><text:span text:style-name="T10"> </text:span>elem)</text:p>
      <text:p text:style-name="P82">qui permet de savoir si un élément appartient à un vecteur.</text:p>
      <text:p text:style-name="P82"/>
      <text:p text:style-name="P82">On peut ainsi avoir la liste des chemins possibles passant par i et utiliser</text:p>
      <text:p text:style-name="P74">chRobusteMinRegret <text:span text:style-name="T42">pour calculer le chemin robuste passant par i et le regret </text:span><text:span text:style-name="T43">correspondant</text:span><text:span text:style-name="T42">.</text:span></text:p>
      <text:p text:style-name="P74"/>
      <text:p text:style-name="P75"><text:span text:style-name="T42">C</text:span><text:span text:style-name="T39">e que fait la fonction</text:span></text:p>
      <text:p text:style-name="P75"><text:span text:style-name="T35">void</text:span><text:span text:style-name="T10"> </text:span>chemRobRegPassntPar(vector&lt;<text:span text:style-name="T10"> </text:span>vector&lt;<text:span text:style-name="T35">int</text:span>&gt;<text:span text:style-name="T10"> </text:span>&gt;<text:span text:style-name="T10"> </text:span>allPath)</text:p>
      <text:p text:style-name="P83"/>
      <text:p text:style-name="P48"><text:span text:style-name="T60">Qui a</text:span>ffiche tous les chemins robustes pour chaque activité et les regrets associés en utilisant la définition de regret décrite en possibilité 1.</text:p>
      <text:p text:style-name="P48"/>
      <text:p text:style-name="P49">Resultat pour Test_10.dat :</text:p>
      <text:p text:style-name="P49"/>
      <text:p text:style-name="P49">chemin robuste passant par 0 </text:p>
      <text:p text:style-name="P49">0 4 7 9 </text:p>
      <text:p text:style-name="P49">regret associe: 7 </text:p>
      <text:p text:style-name="P49">chemin robuste passant par 1 </text:p>
      <text:p text:style-name="P49">0 1 6 7 9 </text:p>
      <text:p text:style-name="P49">regret associe: 9 </text:p>
      <text:p text:style-name="P49">chemin robuste passant par 2 </text:p>
      <text:p text:style-name="P49">0 2 5 7 9 </text:p>
      <text:p text:style-name="P49">regret associe: 4 </text:p>
      <text:p text:style-name="P49">chemin robuste passant par 3 </text:p>
      <text:p text:style-name="P49"><text:s/>0 1 3 5 7 9 </text:p>
      <text:p text:style-name="P49">regret associe: 4 </text:p>
      <text:p text:style-name="P49">chemin robuste passant par 4 </text:p>
      <text:p text:style-name="P49"><text:s/>0 4 7 9 </text:p>
      <text:p text:style-name="P49">regret associe: 1 </text:p>
      <text:p text:style-name="P49">chemin robuste passant par 5 </text:p>
      <text:p text:style-name="P49"><text:soft-page-break/><text:s/>0 2 5 7 9 </text:p>
      <text:p text:style-name="P49">regret associe: 6 </text:p>
      <text:p text:style-name="P49">chemin robuste passant par 6 </text:p>
      <text:p text:style-name="P49">0 1 6 7 9 </text:p>
      <text:p text:style-name="P49">regret associe: 3 </text:p>
      <text:p text:style-name="P49">chemin robuste passant par 7 </text:p>
      <text:p text:style-name="P49">0 4 7 9 </text:p>
      <text:p text:style-name="P49">regret associe: 5 </text:p>
      <text:p text:style-name="P49">chemin robuste passant par 8 </text:p>
      <text:p text:style-name="P49">0 <text:s/>2 8 9 </text:p>
      <text:p text:style-name="P49">regret associe: 6 </text:p>
      <text:p text:style-name="P49">chemin robuste passant par 9 </text:p>
      <text:p text:style-name="P49">0 4 7 9 </text:p>
      <text:p text:style-name="P49">regret associe: 7 </text:p>
      <text:p text:style-name="P49"/>
      <text:p text:style-name="P50"><text:tab/>Quelques petits calculs permettent de vérifier la cohérence. La robustesse et le regret du chemin passant par 4 est facile à calculer par exemple.</text:p>
      <text:h text:style-name="P105" text:outline-level="2">Possibilite 2</text:h>
      <text:p text:style-name="P50"/>
      <text:p text:style-name="P52">La fonction</text:p>
      <text:p text:style-name="P40"><text:span text:style-name="T35">void</text:span><text:span text:style-name="T10"> </text:span>regretsPassantPar(vector&lt;<text:span text:style-name="T10"> </text:span>vector&lt;<text:span text:style-name="T35">int</text:span>&gt;<text:span text:style-name="T10"> </text:span>&gt;<text:span text:style-name="T10"> </text:span>allPath,<text:span text:style-name="T35">int</text:span><text:span text:style-name="T10"> </text:span>act)</text:p>
      <text:p text:style-name="P52">Permet d'afficher le chemin robuste et le regret parmi les chemins passant par l'activite act en utilisant la notion de regret définie par possibilité 2.</text:p>
      <text:p text:style-name="P52"/>
      <text:p text:style-name="P52">La fonction</text:p>
      <text:p text:style-name="P77"><text:span text:style-name="T10"><text:s/></text:span><text:span text:style-name="T35">void</text:span><text:span text:style-name="T10"> </text:span>tousRegrets(vector&lt;<text:span text:style-name="T10"> </text:span>vector&lt;<text:span text:style-name="T35">int</text:span>&gt;<text:span text:style-name="T10"> </text:span>&gt;<text:span text:style-name="T10"> </text:span>allPath)</text:p>
      <text:p text:style-name="P84">Permet d'afficher tous les regrets et tous les chemins robustes passants par chaque activité du graphe d'après la définition du regret donnée par possibilité 2.</text:p>
      <text:p text:style-name="P91"><text:soft-page-break/><text:s text:c="7"/></text:p>
      <text:p text:style-name="P40"/>
      <text:p text:style-name="P50"/>
      <text:p text:style-name="P51">On obtient les résultats suivant qui diffèrent de ceux trouvés avec la possibilité 1 :</text:p>
      <text:p text:style-name="P51"/>
      <text:p text:style-name="P51">chemin robuste entre s et t passant par 0 </text:p>
      <text:p text:style-name="P51"><text:s/>0 4 7 9 </text:p>
      <text:p text:style-name="P51">regret 7 </text:p>
      <text:p text:style-name="P51">chemin robuste entre s et t passant par 1 </text:p>
      <text:p text:style-name="P51">0 1 3 5 7 9 </text:p>
      <text:p text:style-name="P51">regret 15 </text:p>
      <text:p text:style-name="P51">chemin robuste entre s et t passant par 2 </text:p>
      <text:p text:style-name="P51">0 2 5 7 9 </text:p>
      <text:p text:style-name="P51">regret 10 </text:p>
      <text:p text:style-name="P51">chemin robuste entre s et t passant par 3 </text:p>
      <text:p text:style-name="P51">0 1 3 5 7 9 </text:p>
      <text:p text:style-name="P51">regret 15 </text:p>
      <text:p text:style-name="P51">chemin robuste entre s et t passant par 4 </text:p>
      <text:p text:style-name="P51">0 4 7 9 </text:p>
      <text:p text:style-name="P51">regret 7 </text:p>
      <text:p text:style-name="P51">chemin robuste entre s et t passant par 5 </text:p>
      <text:p text:style-name="P51">0 2 5 7 9 </text:p>
      <text:p text:style-name="P51">regret 10 </text:p>
      <text:p text:style-name="P51">chemin robuste entre s et t passant par 6 </text:p>
      <text:p text:style-name="P51">0 2 6 7 9 </text:p>
      <text:p text:style-name="P51">regret 17 </text:p>
      <text:p text:style-name="P51">chemin robuste entre s et t passant par 7 </text:p>
      <text:p text:style-name="P51">0 4 7 9 </text:p>
      <text:p text:style-name="P51"><text:soft-page-break/>regret 7 </text:p>
      <text:p text:style-name="P51">chemin robuste entre s et t passant par 8 </text:p>
      <text:p text:style-name="P51">0 4 8 9 </text:p>
      <text:p text:style-name="P51">regret 14 </text:p>
      <text:p text:style-name="P51">chemin robuste entre s et t passant par 9 </text:p>
      <text:p text:style-name="P51">0 4 7 9 </text:p>
      <text:p text:style-name="P51">regret 7 </text:p>
      <text:p text:style-name="P53">Après des calculs laborieux, j'ai trouvé le même résultat pour le chemin passant par 5.</text:p>
      <text:h text:style-name="P115" text:outline-level="1">Remarque</text:h>
      <text:p text:style-name="P55"/>
      <text:p text:style-name="P18">Les durées max étant souvent exprimées en flottant <text:span text:style-name="T47">avec une précision de 2 chiffres après la virgule</text:span> dans les fichiers tests, <text:span text:style-name="T47">il ne faut pas oublier de mettre 100 en troisième argument de la fonction pour se ramener à des entiers. Il faudra ensuite diviser le regret par 100. Je ne savais pas qu'il fallait faire cette manip et n'ait pas compris tout de suite pourquoi il y avait des regrets nuls.</text:span></text:p>
      <text:p text:style-name="P19">Cependant, cela ne suffit pas à empêcher <text:span text:style-name="T50">quelques</text:span> erreurs <text:span text:style-name="T50">d'approximation</text:span>. En effet, de la même manière que</text:p>
      <text:p text:style-name="P88"><text:span text:style-name="T35">int</text:span><text:span text:style-name="T10"> </text:span><text:span text:style-name="T15">coeff=</text:span><text:span text:style-name="T48">100</text:span><text:span text:style-name="T15">;</text:span></text:p>
      <text:p text:style-name="P90"><text:span text:style-name="T10"><text:s text:c="4"/></text:span><text:span text:style-name="T15">cout</text:span><text:span text:style-name="T10"> </text:span><text:span text:style-name="T15">&lt;&lt;</text:span><text:span text:style-name="T10"> </text:span><text:span text:style-name="T15">(</text:span><text:span text:style-name="T35">int</text:span><text:span text:style-name="T15">)</text:span><text:span text:style-name="T10"> </text:span><text:span text:style-name="T15">(floor((</text:span><text:span text:style-name="T35">float</text:span><text:span text:style-name="T15">)</text:span><text:span text:style-name="T48">3.78</text:span><text:span text:style-name="T10"> </text:span><text:span text:style-name="T15">*coeff));</text:span></text:p>
      <text:p text:style-name="P70"/>
      <text:p text:style-name="P86"><text:span text:style-name="T24">Affiche</text:span><text:span text:style-name="T23"> 3.77</text:span></text:p>
      <text:p text:style-name="P87"><text:span text:style-name="T24">i</text:span><text:span text:style-name="T22">l y a </text:span><text:span text:style-name="T25">des</text:span><text:span text:style-name="T22"> problème</text:span><text:span text:style-name="T25">s</text:span><text:span text:style-name="T22"> d'approximation.</text:span></text:p>
      <text:p text:style-name="P87"/>
      <text:p text:style-name="P92">On le remarque avec le fichier wPat1.rcp.</text:p>
      <text:p text:style-name="P68"><text:span text:style-name="T15">Lorsqu'on affiche le graphe, en mettant 100 comme troisième argument, on obtient 377 au lieu de 378 pour la durée </text:span><text:span text:style-name="T31">dimax </text:span><text:span text:style-name="T15">de l'activité 1.</text:span></text:p>
      <text:p text:style-name="P93"/>
      <text:p text:style-name="P93">(alors meme que</text:p>
      <text:p text:style-name="P90"><text:span text:style-name="T17">cout</text:span><text:span text:style-name="T12"> </text:span><text:span text:style-name="T17">&lt;&lt;</text:span><text:span text:style-name="T12"> </text:span><text:span text:style-name="T17">(</text:span><text:span text:style-name="T37">int</text:span><text:span text:style-name="T17">)</text:span><text:span text:style-name="T12"> </text:span><text:span text:style-name="T17">(floor((</text:span><text:span text:style-name="T37">float</text:span><text:span text:style-name="T17">)</text:span><text:span text:style-name="T49">3.78</text:span><text:span text:style-name="T12"> </text:span><text:span text:style-name="T17">*</text:span><text:span text:style-name="T18">100</text:span><text:span text:style-name="T17">));</text:span></text:p>
      <text:p text:style-name="P93">renvoie bien 3.78).</text:p>
      <text:p text:style-name="P67"/>
      <text:p text:style-name="P69">Ces erreurs d'approximations assez sournoises sont difficiles à comprendre et à éviter. Essayer de passe en double peut peut être arranger ces problèmes.</text:p>
      <text:p text:style-name="P85"/>
      <text:h text:style-name="P116" text:outline-level="1">Fiche résultat</text:h>
      <text:p text:style-name="P56"/>
      <text:p text:style-name="P57"><text:tab/><text:span text:style-name="T3">Le sujet ne dis pas explicitement quel algorithme évaluer. Nous considérons donc qu'il s'agit juste de trouver le chemin robuste et le regret associé dans un graphe.</text:span></text:p>
      <text:p text:style-name="P15"><text:tab/><text:span text:style-name="T67">Il s'agit donc d'évaluer les performances de la fonction</text:span><text:span text:style-name="T14"> </text:span><text:span text:style-name="T20">chRobusteMinRegret.</text:span></text:p>
      <text:p text:style-name="P15"/>
      <text:p text:style-name="P15"><draw:frame draw:style-name="fr1" draw:name="Objet1" text:anchor-type="paragraph" svg:width="18.616cm" svg:height="3.979cm" draw:z-index="0"><draw:object xlink:href="./Object 1" xlink:type="simple" xlink:show="embed" xlink:actuate="onLoad"/><draw:image xlink:href="./ObjectReplacements/Object 1" xlink:type="simple" xlink:show="embed" xlink:actuate="onLoad"/></draw:frame></text:p>
      <text:h text:style-name="Heading_20_1" text:outline-level="1"><draw:frame draw:style-name="fr1" draw:name="Objet2" text:anchor-type="paragraph" svg:width="18.584cm" svg:height="3.979cm" draw:z-index="1"><draw:object xlink:href="./Object 2" xlink:type="simple" xlink:show="embed" xlink:actuate="onLoad"/><draw:image xlink:href="./ObjectReplacements/Object 2" xlink:type="simple" xlink:show="embed" xlink:actuate="onLoad"/></draw:frame></text:h>
      <text:h text:style-name="Heading_20_1" text:outline-level="1">Conclusion</text:h>
      <text:p text:style-name="Text_20_body"/>
      <text:p text:style-name="P101"><text:tab/><text:span text:style-name="T5">Le calcul du chemin robuste de s à t passant par i souffre de deux interprétation possible. </text:span></text:p>
      <text:p text:style-name="P101"><text:span text:style-name="T5"><text:tab/>Avec la possibilité 1 on réduit le graphe en ne gardant que les chemins passant par i et on calcule le chemin robuste </text:span><text:span text:style-name="T7">et le regret</text:span><text:span text:style-name="T5"> à partir de ce nouveau graphe.</text:span></text:p>
      <text:p text:style-name="P101"><text:span text:style-name="T5"><text:tab/>Avec la possibilité </text:span><text:span text:style-name="T6">2</text:span><text:span text:style-name="T5"> on calcule tous les regrets à partir du graphe d'origine et on ne garde que les regrets </text:span><text:span text:style-name="T7">et chemins</text:span><text:span text:style-name="T5"> associés à un chemin contenant i.</text:span></text:p>
      <text:p text:style-name="P101"><text:span text:style-name="T5"><text:tab/>Le calcul du chemin robuste et du regret restent inchangé.</text:span></text:p>
      <text:p text:style-name="P101"><text:soft-page-break/><text:span text:style-name="T5">Bien que les exemples ne soient pas très gros (à peine 102 sommets pour chaque graphe), la recherche de chemin robuste et de regret associé est lente (de l'ordre de 3 secondes), de plus, nous avons vu plus haut qu'il y avait des erreurs d’approximation du à la récupération des données et aux multiples casts de types.</text:span></text:p>
      <text:p text:style-name="P101"><text:span text:style-name="T5"><text:tab/>L'algorithme pourrait sûrement être mieux optimisé, </text:span><text:span text:style-name="T8">il faudrait </text:span><text:span text:style-name="T9">avoir </text:span><text:span text:style-name="T8">des graphes plus gros pour mieux comparer les performances et peut être ne pas utiliser le temps CPU pour qualifier l'algorithme mais le nombre d'instruction et la place mémoire utilisé.</text:span></text:p>
      <text:h text:style-name="P106"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6"><text:a xlink:type="simple" xlink:href="mailto:mickaelfabre@free.fr">mickaelfabre@free.fr</text:a> (Fabre 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1295e1"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Fabre Mickael TP Graphes</text:span> Université Paul Sabatier</text:p>
      </style:header>
      <style:footer>
        <text:p text:style-name="MP2"><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1-23T10:07:35.782369723</dc:date>
    <dc:creator>JackDanny </dc:creator>
    <meta:editing-duration>P3DT9H1M21S</meta:editing-duration>
    <meta:editing-cycles>352</meta:editing-cycles>
    <meta:generator>LibreOffice/4.2.7.2$Linux_x86 LibreOffice_project/420m0$Build-2</meta:generator>
    <meta:document-statistic meta:table-count="0" meta:image-count="0" meta:object-count="2" meta:page-count="16" meta:paragraph-count="229" meta:word-count="2066" meta:character-count="11638" meta:non-whitespace-character-count="96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ce1"/>
        <table:table-column table:style-name="co2" table:default-cell-style-name="ce1"/>
        <table:table-column table:style-name="co1" table:number-columns-repeated="1022" table:default-cell-style-name="ce1"/>
        <table:table-row table:style-name="ro1" table:number-rows-repeated="18">
          <table:table-cell table:number-columns-repeated="1024"/>
        </table:table-row>
        <table:table-row table:style-name="ro1">
          <table:table-cell/>
          <table:table-cell table:style-name="ce2"/>
          <table:table-cell table:style-name="ce2" office:value-type="string" calcext:value-type="string">
            <text:p>wPat1.rcp</text:p>
          </table:table-cell>
          <table:table-cell table:style-name="ce2" office:value-type="string" calcext:value-type="string">
            <text:p>wPat2.rcp</text:p>
          </table:table-cell>
          <table:table-cell table:style-name="ce2" office:value-type="string" calcext:value-type="string">
            <text:p>wPat3.rcp</text:p>
          </table:table-cell>
          <table:table-cell table:style-name="ce2" office:value-type="string" calcext:value-type="string">
            <text:p>wPat4.rcp</text:p>
          </table:table-cell>
          <table:table-cell table:style-name="ce2" office:value-type="string" calcext:value-type="string">
            <text:p>wPat5.rcp</text:p>
          </table:table-cell>
          <table:table-cell table:number-columns-repeated="1017"/>
        </table:table-row>
        <table:table-row table:style-name="ro1">
          <table:table-cell/>
          <table:table-cell table:style-name="ce2" office:value-type="string" calcext:value-type="string">
            <text:p>min(s)</text:p>
          </table:table-cell>
          <table:table-cell table:style-name="ce3" office:value-type="float" office:value="3.01119" calcext:value-type="float">
            <text:p>3,01119</text:p>
          </table:table-cell>
          <table:table-cell table:style-name="ce2" office:value-type="float" office:value="4.90071" calcext:value-type="float">
            <text:p>4,90071</text:p>
          </table:table-cell>
          <table:table-cell table:style-name="ce3" office:value-type="float" office:value="3.19376" calcext:value-type="float">
            <text:p>3,19376</text:p>
          </table:table-cell>
          <table:table-cell table:style-name="ce2" office:value-type="float" office:value="3.58734" calcext:value-type="float">
            <text:p>3,58734</text:p>
          </table:table-cell>
          <table:table-cell table:style-name="ce2" office:value-type="float" office:value="3.32528" calcext:value-type="float">
            <text:p>3,32528</text:p>
          </table:table-cell>
          <table:table-cell table:number-columns-repeated="1017"/>
        </table:table-row>
        <table:table-row table:style-name="ro1">
          <table:table-cell/>
          <table:table-cell table:style-name="ce2" office:value-type="string" calcext:value-type="string">
            <text:p>max(s)</text:p>
          </table:table-cell>
          <table:table-cell table:style-name="ce2" office:value-type="float" office:value="3.01131" calcext:value-type="float">
            <text:p>3,01131</text:p>
          </table:table-cell>
          <table:table-cell table:style-name="ce2" office:value-type="float" office:value="5.00174" calcext:value-type="float">
            <text:p>5,00174</text:p>
          </table:table-cell>
          <table:table-cell table:style-name="ce2" office:value-type="float" office:value="3.2827" calcext:value-type="float">
            <text:p>3,2827</text:p>
          </table:table-cell>
          <table:table-cell table:style-name="ce2" office:value-type="float" office:value="3.66885" calcext:value-type="float">
            <text:p>3,66885</text:p>
          </table:table-cell>
          <table:table-cell table:style-name="ce3" office:value-type="float" office:value="3.33313" calcext:value-type="float">
            <text:p>3,33313</text:p>
          </table:table-cell>
          <table:table-cell table:number-columns-repeated="1017"/>
        </table:table-row>
        <table:table-row table:style-name="ro1">
          <table:table-cell/>
          <table:table-cell table:style-name="ce2" office:value-type="string" calcext:value-type="string">
            <text:p>moy(s)</text:p>
          </table:table-cell>
          <table:table-cell table:style-name="ce2" table:formula="of:=AVERAGE([.C20:.C21])" office:value-type="float" office:value="3.01125" calcext:value-type="float">
            <text:p>3,01125</text:p>
          </table:table-cell>
          <table:table-cell table:style-name="ce2" table:formula="of:=AVERAGE([.D20:.D21])" office:value-type="float" office:value="4.951225" calcext:value-type="float">
            <text:p>4,951225</text:p>
          </table:table-cell>
          <table:table-cell table:style-name="ce2" table:formula="of:=AVERAGE([.E20:.E21])" office:value-type="float" office:value="3.23823" calcext:value-type="float">
            <text:p>3,23823</text:p>
          </table:table-cell>
          <table:table-cell table:style-name="ce2" table:formula="of:=AVERAGE([.F20:.F21])" office:value-type="float" office:value="3.628095" calcext:value-type="float">
            <text:p>3,628095</text:p>
          </table:table-cell>
          <table:table-cell table:style-name="ce2" table:formula="of:=AVERAGE([.G20:.G21])" office:value-type="float" office:value="3.329205" calcext:value-type="float">
            <text:p>3,329205</text:p>
          </table:table-cell>
          <table:table-cell table:number-columns-repeated="1017"/>
        </table:table-row>
        <table:table-row table:style-name="ro1">
          <table:table-cell/>
          <table:table-cell table:style-name="ce2" office:value-type="string" calcext:value-type="string">
            <text:p>chemin</text:p>
          </table:table-cell>
          <table:table-cell table:style-name="ce2" office:value-type="string" calcext:value-type="string">
            <text:p>0 11 97 101</text:p>
          </table:table-cell>
          <table:table-cell table:style-name="ce2" office:value-type="string" calcext:value-type="string">
            <text:p>0 6 44 91 101</text:p>
          </table:table-cell>
          <table:table-cell table:style-name="ce2" office:value-type="string" calcext:value-type="string">
            <text:p>0 21 85 101</text:p>
          </table:table-cell>
          <table:table-cell table:style-name="ce2" office:value-type="string" calcext:value-type="string">
            <text:p>0 26 95 101</text:p>
          </table:table-cell>
          <table:table-cell table:style-name="ce2" office:value-type="string" calcext:value-type="string">
            <text:p>0 23 85 101</text:p>
          </table:table-cell>
          <table:table-cell table:number-columns-repeated="1017"/>
        </table:table-row>
        <table:table-row table:style-name="ro1">
          <table:table-cell/>
          <table:table-cell table:style-name="ce2" office:value-type="string" calcext:value-type="string">
            <text:p>regret</text:p>
          </table:table-cell>
          <table:table-cell table:style-name="ce2" office:value-type="float" office:value="0.42" calcext:value-type="float">
            <text:p>0,42</text:p>
          </table:table-cell>
          <table:table-cell table:style-name="ce2" office:value-type="float" office:value="0.55" calcext:value-type="float">
            <text:p>0,55</text:p>
          </table:table-cell>
          <table:table-cell table:style-name="ce2" office:value-type="float" office:value="0.42" calcext:value-type="float">
            <text:p>0,42</text:p>
          </table:table-cell>
          <table:table-cell table:number-columns-repeated="2" table:style-name="ce2" office:value-type="float" office:value="0" calcext:value-type="float">
            <text:p>0</text:p>
          </table:table-cell>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3">00/00/0000</text:date>, <text:time style:data-style-name="N2" text:time-value="04:20:53.377129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29cm"/>
    </style:style>
    <style:style style:name="co3" style:family="table-column">
      <style:table-column-properties fo:break-before="auto" style:column-width="1.99cm"/>
    </style:style>
    <style:style style:name="co4" style:family="table-column">
      <style:table-column-properties fo:break-before="auto" style:column-width="2.08cm"/>
    </style:style>
    <style:style style:name="co5" style:family="table-column">
      <style:table-column-properties fo:break-before="auto" style:column-width="2.7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7" table:default-cell-style-name="ce1"/>
        <table:table-row table:style-name="ro1" table:number-rows-repeated="28">
          <table:table-cell table:number-columns-repeated="1024"/>
        </table:table-row>
        <table:table-row table:style-name="ro1">
          <table:table-cell/>
          <table:table-cell table:style-name="ce2"/>
          <table:table-cell table:style-name="ce2" office:value-type="string" calcext:value-type="string">
            <text:p>wPat6.rcp</text:p>
          </table:table-cell>
          <table:table-cell table:style-name="ce2" office:value-type="string" calcext:value-type="string">
            <text:p>wPat7.rcp</text:p>
          </table:table-cell>
          <table:table-cell table:style-name="ce2" office:value-type="string" calcext:value-type="string">
            <text:p>wPat8.rcp</text:p>
          </table:table-cell>
          <table:table-cell table:style-name="ce2" office:value-type="string" calcext:value-type="string">
            <text:p>wPat9.rcp</text:p>
          </table:table-cell>
          <table:table-cell table:style-name="ce2" office:value-type="string" calcext:value-type="string">
            <text:p>wPat10.rcp</text:p>
          </table:table-cell>
          <table:table-cell table:number-columns-repeated="1017"/>
        </table:table-row>
        <table:table-row table:style-name="ro1">
          <table:table-cell/>
          <table:table-cell table:style-name="ce2" office:value-type="string" calcext:value-type="string">
            <text:p>min(s)</text:p>
          </table:table-cell>
          <table:table-cell table:style-name="ce2" office:value-type="float" office:value="3.42069" calcext:value-type="float">
            <text:p>3,42069</text:p>
          </table:table-cell>
          <table:table-cell table:style-name="ce3" office:value-type="float" office:value="3.4791" calcext:value-type="float">
            <text:p>3,4791</text:p>
          </table:table-cell>
          <table:table-cell table:style-name="ce2" office:value-type="float" office:value="2.71715" calcext:value-type="float">
            <text:p>2,71715</text:p>
          </table:table-cell>
          <table:table-cell table:style-name="ce2" office:value-type="float" office:value="3.16053" calcext:value-type="float">
            <text:p>3,16053</text:p>
          </table:table-cell>
          <table:table-cell table:style-name="ce2" office:value-type="float" office:value="3.1967" calcext:value-type="float">
            <text:p>3,1967</text:p>
          </table:table-cell>
          <table:table-cell table:number-columns-repeated="1017"/>
        </table:table-row>
        <table:table-row table:style-name="ro1">
          <table:table-cell/>
          <table:table-cell table:style-name="ce2" office:value-type="string" calcext:value-type="string">
            <text:p>max(s)</text:p>
          </table:table-cell>
          <table:table-cell table:style-name="ce3" office:value-type="float" office:value="3.42994" calcext:value-type="float">
            <text:p>3,42994</text:p>
          </table:table-cell>
          <table:table-cell table:style-name="ce2" office:value-type="float" office:value="3.48572" calcext:value-type="float">
            <text:p>3,48572</text:p>
          </table:table-cell>
          <table:table-cell table:style-name="ce2" office:value-type="float" office:value="2.72155" calcext:value-type="float">
            <text:p>2,72155</text:p>
          </table:table-cell>
          <table:table-cell table:style-name="ce2" office:value-type="float" office:value="3.1973" calcext:value-type="float">
            <text:p>3,1973</text:p>
          </table:table-cell>
          <table:table-cell table:style-name="ce2" office:value-type="float" office:value="3.20517" calcext:value-type="float">
            <text:p>3,20517</text:p>
          </table:table-cell>
          <table:table-cell table:number-columns-repeated="1017"/>
        </table:table-row>
        <table:table-row table:style-name="ro1">
          <table:table-cell/>
          <table:table-cell table:style-name="ce2" office:value-type="string" calcext:value-type="string">
            <text:p>moy(s)</text:p>
          </table:table-cell>
          <table:table-cell table:style-name="ce2" table:formula="of:=AVERAGE([.C30:.C31])" office:value-type="float" office:value="3.425315" calcext:value-type="float">
            <text:p>3,425315</text:p>
          </table:table-cell>
          <table:table-cell table:style-name="ce2" table:formula="of:=AVERAGE([.D30:.D31])" office:value-type="float" office:value="3.48241" calcext:value-type="float">
            <text:p>3,48241</text:p>
          </table:table-cell>
          <table:table-cell table:style-name="ce2" table:formula="of:=AVERAGE([.E30:.E31])" office:value-type="float" office:value="2.71935" calcext:value-type="float">
            <text:p>2,71935</text:p>
          </table:table-cell>
          <table:table-cell table:style-name="ce2" table:formula="of:=AVERAGE([.F30:.F31])" office:value-type="float" office:value="3.178915" calcext:value-type="float">
            <text:p>3,178915</text:p>
          </table:table-cell>
          <table:table-cell table:style-name="ce2" table:formula="of:=AVERAGE([.G30:.G31])" office:value-type="float" office:value="3.200935" calcext:value-type="float">
            <text:p>3,200935</text:p>
          </table:table-cell>
          <table:table-cell table:number-columns-repeated="1017"/>
        </table:table-row>
        <table:table-row table:style-name="ro1">
          <table:table-cell/>
          <table:table-cell table:style-name="ce2" office:value-type="string" calcext:value-type="string">
            <text:p>chemin</text:p>
          </table:table-cell>
          <table:table-cell table:style-name="ce2" office:value-type="string" calcext:value-type="string">
            <text:p>0 2 99 101</text:p>
          </table:table-cell>
          <table:table-cell table:style-name="ce2" office:value-type="string" calcext:value-type="string">
            <text:p>0 5 61 80 101</text:p>
          </table:table-cell>
          <table:table-cell table:style-name="ce2" office:value-type="string" calcext:value-type="string">
            <text:p>0 5 94 101</text:p>
          </table:table-cell>
          <table:table-cell table:style-name="ce2" office:value-type="string" calcext:value-type="string">
            <text:p>0 15 96 101</text:p>
          </table:table-cell>
          <table:table-cell table:style-name="ce2" office:value-type="string" calcext:value-type="string">
            <text:p>0 16 53 79 101</text:p>
          </table:table-cell>
          <table:table-cell table:number-columns-repeated="1017"/>
        </table:table-row>
        <table:table-row table:style-name="ro1">
          <table:table-cell/>
          <table:table-cell table:style-name="ce2" office:value-type="string" calcext:value-type="string">
            <text:p>regret</text:p>
          </table:table-cell>
          <table:table-cell table:style-name="ce2" office:value-type="float" office:value="0" calcext:value-type="float">
            <text:p>0</text:p>
          </table:table-cell>
          <table:table-cell table:style-name="ce2" office:value-type="float" office:value="0.86" calcext:value-type="float">
            <text:p>0,86</text:p>
          </table:table-cell>
          <table:table-cell table:number-columns-repeated="2" table:style-name="ce2" office:value-type="float" office:value="0" calcext:value-type="float">
            <text:p>0</text:p>
          </table:table-cell>
          <table:table-cell table:style-name="ce2" office:value-type="float" office:value="0.36" calcext:value-type="float">
            <text:p>0,36</text:p>
          </table:table-cell>
          <table:table-cell table:number-columns-repeated="1017"/>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3">00/00/0000</text:date>, <text:time style:data-style-name="N2" text:time-value="04:22:24.491288482">00:00:00</text:time></text:p>
        </style:region-right>
      </style:header>
      <style:header-left style:display="false"/>
      <style:footer>
        <text:p>Page <text:page-number>1</text:page-number> / <text:page-count>99</text:page-count></text:p>
      </style:footer>
      <style:footer-left style:display="false"/>
    </style:master-page>
  </office:master-styles>
</office:document-styles>
</file>